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style:line-height-at-least="0.423cm" fo:orphans="2" fo:widows="2" fo:text-indent="0cm" style:auto-text-indent="false" fo:padding="0cm" fo:border="none"/>
      <style:text-properties fo:font-variant="normal" fo:text-transform="none" fo:color="#000000" loext:opacity="100%" style:font-name="Ubuntu Mono" fo:font-size="9.75pt" fo:letter-spacing="normal" fo:font-style="normal" fo:font-weight="normal" loext:padding="0cm" loext:border="non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style:line-height-at-least="0.423cm" fo:orphans="2" fo:widows="2" fo:text-indent="0cm" style:auto-text-indent="false" fo:padding="0cm" fo:border="none"/>
      <style:text-properties fo:font-variant="normal" fo:text-transform="none" fo:color="#000000" loext:opacity="100%" style:font-name="Ubuntu Mono" fo:font-size="9.75pt" fo:letter-spacing="normal" fo:font-style="normal" fo:font-weight="normal" officeooo:paragraph-rsid="00051935"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style:line-height-at-least="0.423cm" fo:orphans="2" fo:widows="2" fo:text-indent="0cm" style:auto-text-indent="false" fo:padding="0cm" fo:border="none"/>
      <style:text-properties fo:font-variant="normal" fo:text-transform="none" fo:color="#000000" loext:opacity="100%" style:font-name="Ubuntu Mono" fo:font-size="9.75pt" fo:letter-spacing="normal" fo:font-style="normal" fo:font-weight="bold" officeooo:paragraph-rsid="00051935" style:font-weight-asian="bold" style:font-weight-complex="bold" loext:padding="0cm" loext:border="non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style:line-height-at-least="0.423cm" fo:orphans="2" fo:widows="2" fo:text-indent="0cm" style:auto-text-indent="false" fo:padding="0cm" fo:border="non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style:line-height-at-least="0.423cm" fo:orphans="2" fo:widows="2" fo:text-indent="0cm" style:auto-text-indent="false" fo:padding="0cm" fo:border="none"/>
      <style:text-properties fo:font-variant="normal" fo:text-transform="none" fo:color="#000000" loext:opacity="100%" style:font-name="Ubuntu Mono" fo:font-size="9.75pt" fo:letter-spacing="normal" fo:font-style="normal" fo:font-weight="normal" loext:padding="0cm" loext:border="none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style:line-height-at-least="0.423cm" fo:orphans="2" fo:widows="2" fo:text-indent="0cm" style:auto-text-indent="false" fo:padding="0cm" fo:border="none"/>
      <style:text-properties fo:font-variant="normal" fo:text-transform="none" fo:color="#000000" loext:opacity="100%" style:font-name="Ubuntu Mono" fo:font-size="9.75pt" fo:letter-spacing="normal" fo:font-style="normal" fo:font-weight="bold" officeooo:paragraph-rsid="00051e5f" style:font-weight-asian="bold" style:font-weight-complex="bold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rstudio_console_output Copia 1"/><text:tab/><text:tab/><text:tab/><text:tab/><text:tab/><text:tab/><text:tab/><text:tab/><text:tab/><text:tab/> <text:s text:c="4"/>site <text:s/>Righness Shannon Simpson Evenness Berger_Parker</text:p>
      <text:p text:style-name="P1"/>
      <text:p text:style-name="P1"><text:bookmark text:name="rstudio_console_output"/>estrada_.mata_._comunidade.___Vasante estrada_.mata_._comunidade.___Vasante <text:s text:c="6"/>16 <text:s text:c="2"/>1.898 <text:s text:c="2"/>0.718 <text:s text:c="3"/>0.685 <text:s text:c="10"/>0.5</text:p>
      <text:p text:style-name="P1">FOAD_Vasante <text:s text:c="50"/>FOAD_Vasante <text:s text:c="6"/>60 <text:s text:c="2"/>1.826 <text:s text:c="2"/>0.683 <text:s text:c="3"/>0.446 <text:s text:c="10"/>0.5</text:p>
      <text:p text:style-name="P1">B._sonhos_vasante <text:s text:c="40"/>B._sonhos_vasante <text:s text:c="6"/>33 <text:s text:c="2"/>1.942 <text:s text:c="2"/>0.718 <text:s text:c="3"/>0.555 <text:s text:c="10"/>0.5</text:p>
      <text:p text:style-name="P1">Sia_mariana__corixo_Leme__vasante <text:s text:c="8"/>Sia_mariana__corixo_Leme__vasante <text:s text:c="6"/>15 <text:s text:c="2"/>1.807 <text:s text:c="2"/>0.711 <text:s text:c="3"/>0.667 <text:s text:c="10"/>0.5</text:p>
      <text:p text:style-name="P1">Corixo_Leme_vasante <text:s text:c="36"/>Corixo_Leme_vasante <text:s text:c="6"/>15 <text:s text:c="2"/>1.682 <text:s text:c="2"/>0.690 <text:s text:c="3"/>0.621 <text:s text:c="10"/>0.5</text:p>
      <text:p text:style-name="P1">Rio_III_vasante <text:s text:c="44"/>Rio_III_vasante <text:s text:c="6"/>26 <text:s text:c="2"/>2.232 <text:s text:c="2"/>0.737 <text:s text:c="3"/>0.685 <text:s text:c="10"/>0.5</text:p>
      <text:p text:style-name="P1">RioII_vasante <text:s text:c="48"/>RioII_vasante <text:s text:c="6"/>45 <text:s text:c="2"/>2.287 <text:s text:c="2"/>0.733 <text:s text:c="3"/>0.601 <text:s text:c="10"/>0.5</text:p>
      <text:p text:style-name="P1">Rio_I_vasante <text:s text:c="48"/>Rio_I_vasante <text:s text:c="6"/>45 <text:s text:c="2"/>2.147 <text:s text:c="2"/>0.726 <text:s text:c="3"/>0.564 <text:s text:c="10"/>0.5</text:p>
      <text:p text:style-name="P1">Mane_Isaque_vasante <text:s text:c="36"/>Mane_Isaque_vasante <text:s text:c="6"/>54 <text:s text:c="2"/>2.465 <text:s text:c="2"/>0.740 <text:s text:c="3"/>0.618 <text:s text:c="10"/>0.5</text:p>
      <text:p text:style-name="P1">Sia_Mariana__Mutum_vasante <text:s text:c="22"/>Sia_Mariana__Mutum_vasante <text:s text:c="6"/>19 <text:s text:c="2"/>1.511 <text:s text:c="2"/>0.675 <text:s text:c="3"/>0.513 <text:s text:c="10"/>0.5</text:p>
      <text:p text:style-name="P1">Rio_Mutum_vasante <text:s text:c="40"/>Rio_Mutum_vasante <text:s text:c="6"/>51 <text:s text:c="2"/>2.449 <text:s text:c="2"/>0.740 <text:s text:c="3"/>0.623 <text:s text:c="10"/>0.5</text:p>
      <text:p text:style-name="P1">Corixo_do_Mato_vasante <text:s text:c="30"/>Corixo_do_Mato_vasante <text:s text:c="6"/>31 <text:s text:c="2"/>2.122 <text:s text:c="2"/>0.730 <text:s text:c="3"/>0.618 <text:s text:c="10"/>0.5</text:p>
      <text:p text:style-name="P1">Chacorore__vasante <text:s text:c="38"/>Chacorore__vasante <text:s text:c="6"/>48 <text:s text:c="2"/>2.126 <text:s text:c="2"/>0.719 <text:s text:c="3"/>0.549 <text:s text:c="10"/>0.5</text:p>
      <text:p text:style-name="P1">Total_1º_coleta._Vazante <text:s text:c="26"/>Total_1º_coleta._Vazante <text:s text:c="5"/>147 <text:s text:c="2"/>2.574 <text:s text:c="2"/>0.739 <text:s text:c="3"/>0.516 <text:s text:c="10"/>0.5</text:p>
      <text:p text:style-name="P1"/>
      <text:p text:style-name="P6"><text:bookmark text:name="rstudio_console_output Copia 1 Copia 1"/><text:tab/><text:tab/><text:tab/><text:tab/><text:tab/><text:tab/><text:tab/><text:tab/><text:tab/><text:tab/> <text:s text:c="4"/>site <text:s/>Righness Shannon Simpson Evenness Berger_Parker</text:p>
      <text:p text:style-name="P1">estrada_.mata_._comunidade._seca <text:s text:c="10"/>estrada_.mata_._comunidade._seca <text:s text:c="6"/>16 <text:s text:c="2"/>1.315 <text:s text:c="2"/>0.616 <text:s text:c="3"/>0.474 <text:s text:c="10"/>0.5</text:p>
      <text:p text:style-name="P1">FOAD_seca <text:s text:c="56"/>FOAD_seca <text:s text:c="6"/>53 <text:s text:c="2"/>2.347 <text:s text:c="2"/>0.729 <text:s text:c="3"/>0.591 <text:s text:c="10"/>0.5</text:p>
      <text:p text:style-name="P1">B._sonhos_seca <text:s text:c="46"/>B._sonhos_seca <text:s text:c="6"/>44 <text:s text:c="2"/>2.083 <text:s text:c="2"/>0.715 <text:s text:c="3"/>0.550 <text:s text:c="10"/>0.5</text:p>
      <text:p text:style-name="P1">Sia_Mariana__corixo_do_leme_seca <text:s text:c="10"/>Sia_Mariana__corixo_do_leme_seca <text:s text:c="6"/>17 <text:s text:c="2"/>2.003 <text:s text:c="2"/>0.729 <text:s text:c="3"/>0.707 <text:s text:c="10"/>0.5</text:p>
      <text:p text:style-name="P1">Corixo_Leme_seca <text:s text:c="42"/>Corixo_Leme_seca <text:s text:c="6"/>24 <text:s text:c="2"/>2.097 <text:s text:c="2"/>0.730 <text:s text:c="3"/>0.660 <text:s text:c="10"/>0.5</text:p>
      <text:p text:style-name="P1">Rio_III_seca <text:s text:c="50"/>Rio_III_seca <text:s text:c="6"/>29 <text:s text:c="2"/>2.211 <text:s text:c="2"/>0.735 <text:s text:c="3"/>0.656 <text:s text:c="10"/>0.5</text:p>
      <text:p text:style-name="P1">X_Rio_II_seca <text:s text:c="48"/>X_Rio_II_seca <text:s text:c="6"/>58 <text:s text:c="2"/>2.361 <text:s text:c="2"/>0.735 <text:s text:c="3"/>0.582 <text:s text:c="10"/>0.5</text:p>
      <text:p text:style-name="P1">Rio_I_seca <text:s text:c="54"/>Rio_I_seca <text:s text:c="6"/>55 <text:s text:c="2"/>2.229 <text:s text:c="2"/>0.723 <text:s text:c="3"/>0.556 <text:s text:c="10"/>0.5</text:p>
      <text:p text:style-name="P1">Mane_Isaque_seca <text:s text:c="42"/>Mane_Isaque_seca <text:s text:c="6"/>35 <text:s text:c="2"/>2.231 <text:s text:c="2"/>0.731 <text:s text:c="3"/>0.627 <text:s text:c="10"/>0.5</text:p>
      <text:p text:style-name="P1">Sia_Mariana__Mutum_seca <text:s text:c="28"/>Sia_Mariana__Mutum_seca <text:s text:c="6"/>25 <text:s text:c="2"/>1.965 <text:s text:c="2"/>0.723 <text:s text:c="3"/>0.611 <text:s text:c="10"/>0.5</text:p>
      <text:p text:style-name="P1">Rio_Mutum_seca <text:s text:c="46"/>Rio_Mutum_seca <text:s text:c="6"/>50 <text:s text:c="2"/>2.057 <text:s text:c="2"/>0.707 <text:s text:c="3"/>0.526 <text:s text:c="10"/>0.5</text:p>
      <text:p text:style-name="P1">Corixo_do_Mato_seca <text:s text:c="36"/>Corixo_do_Mato_seca <text:s text:c="7"/>3 <text:s text:c="2"/>0.752 <text:s text:c="2"/>0.512 <text:s text:c="3"/>0.684 <text:s text:c="10"/>0.5</text:p>
      <text:p text:style-name="P1">Chacorore_seca <text:s text:c="46"/>Chacorore_seca <text:s text:c="6"/>60 <text:s text:c="2"/>2.187 <text:s text:c="2"/>0.714 <text:s text:c="3"/>0.534 <text:s text:c="10"/>0.5</text:p>
      <text:p text:style-name="P1">Total_2º_coleta._Seca <text:s text:c="32"/>Total_2º_coleta._Seca <text:s text:c="5"/>156 <text:s text:c="2"/>2.773 <text:s text:c="2"/>0.743 <text:s text:c="3"/>0.549 <text:s text:c="10"/>0.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bookmark text:name="rstudio_console_output Copia 1 Copia 2"/><text:soft-page-break/><text:tab/><text:tab/><text:tab/><text:tab/><text:tab/><text:tab/><text:tab/><text:tab/><text:tab/><text:tab/> <text:s text:c="4"/>site <text:s/>Righness Shannon Simpson Evenness Berger_Parker</text:p>
      <text:p text:style-name="P1">estrada_.mata_._comunidade._enchente <text:s text:c="2"/>estrada_.mata_._comunidade._enchente <text:s text:c="6"/>11 <text:s text:c="2"/>1.726 <text:s text:c="2"/>0.709 <text:s text:c="3"/>0.720 <text:s text:c="10"/>0.5</text:p>
      <text:p text:style-name="P1">FOAD_enchente <text:s text:c="48"/>FOAD_enchente <text:s text:c="6"/>37 <text:s text:c="2"/>2.312 <text:s text:c="2"/>0.736 <text:s text:c="3"/>0.640 <text:s text:c="10"/>0.5</text:p>
      <text:p text:style-name="P1">B._sonhos_enchente <text:s text:c="38"/>B._sonhos_enchente <text:s text:c="6"/>37 <text:s text:c="2"/>2.103 <text:s text:c="2"/>0.727 <text:s text:c="3"/>0.583 <text:s text:c="10"/>0.5</text:p>
      <text:p text:style-name="P1">Sia_Mariana___Corixo_do_Leme_enchente Sia_Mariana___Corixo_do_Leme_enchente <text:s text:c="7"/>7 <text:s text:c="2"/>0.816 <text:s text:c="2"/>0.521 <text:s text:c="3"/>0.419 <text:s text:c="10"/>0.5</text:p>
      <text:p text:style-name="P1">Corixo_Leme_enchente <text:s text:c="34"/>Corixo_Leme_enchente <text:s text:c="6"/>20 <text:s text:c="2"/>2.067 <text:s text:c="2"/>0.731 <text:s text:c="3"/>0.690 <text:s text:c="10"/>0.5</text:p>
      <text:p text:style-name="P1">Rio_III_enchente <text:s text:c="42"/>Rio_III_enchente <text:s text:c="6"/>36 <text:s text:c="2"/>2.245 <text:s text:c="2"/>0.734 <text:s text:c="3"/>0.627 <text:s text:c="10"/>0.5</text:p>
      <text:p text:style-name="P1">Rio_II_enchente <text:s text:c="44"/>Rio_II_enchente <text:s text:c="6"/>43 <text:s text:c="2"/>2.307 <text:s text:c="2"/>0.735 <text:s text:c="3"/>0.613 <text:s text:c="10"/>0.5</text:p>
      <text:p text:style-name="P1">Rio_I_enchente <text:s text:c="46"/>Rio_I_enchente <text:s text:c="6"/>41 <text:s text:c="2"/>2.289 <text:s text:c="2"/>0.733 <text:s text:c="3"/>0.616 <text:s text:c="10"/>0.5</text:p>
      <text:p text:style-name="P1">Mane_Isaque_enchente <text:s text:c="34"/>Mane_Isaque_enchente <text:s text:c="6"/>39 <text:s text:c="2"/>2.303 <text:s text:c="2"/>0.735 <text:s text:c="3"/>0.629 <text:s text:c="10"/>0.5</text:p>
      <text:p text:style-name="P1">Sia_Mariana__Mutum_enchente <text:s text:c="20"/>Sia_Mariana__Mutum_enchente <text:s text:c="6"/>20 <text:s text:c="2"/>1.899 <text:s text:c="2"/>0.718 <text:s text:c="3"/>0.634 <text:s text:c="10"/>0.5</text:p>
      <text:p text:style-name="P1">Rio_Mutum_enchente <text:s text:c="38"/>Rio_Mutum_enchente <text:s text:c="6"/>65 <text:s text:c="2"/>2.449 <text:s text:c="2"/>0.738 <text:s text:c="3"/>0.587 <text:s text:c="10"/>0.5</text:p>
      <text:p text:style-name="P1">Corixo_do_Mato_enchente <text:s text:c="28"/>Corixo_do_Mato_enchente <text:s text:c="6"/>22 <text:s text:c="2"/>1.980 <text:s text:c="2"/>0.719 <text:s text:c="3"/>0.640 <text:s text:c="10"/>0.5</text:p>
      <text:p text:style-name="P1">Chacorore_enchente <text:s text:c="38"/>Chacorore_enchente <text:s text:c="6"/>56 <text:s text:c="2"/>2.314 <text:s text:c="2"/>0.730 <text:s text:c="3"/>0.575 <text:s text:c="10"/>0.5</text:p>
      <text:p text:style-name="P1">Total_3º_coleta._enchente <text:s text:c="24"/>Total_3º_coleta._enchente <text:s text:c="5"/>146 <text:s text:c="2"/>2.630 <text:s text:c="2"/>0.735 <text:s text:c="3"/>0.528 <text:s text:c="10"/>0.5</text:p>
      <text:p text:style-name="P1"/>
      <text:p text:style-name="P1"/>
      <text:p text:style-name="P6"><text:bookmark text:name="rstudio_console_output Copia 1 Copia 3"/><text:tab/><text:tab/><text:tab/><text:tab/><text:tab/><text:tab/><text:tab/><text:tab/><text:tab/><text:tab/> <text:s text:c="4"/>site <text:s/>Righness Shannon Simpson Evenness Berger_Parker</text:p>
      <text:p text:style-name="P1">estrada_.mata_._comunidade._cheia <text:s text:c="8"/>estrada_.mata_._comunidade._cheia <text:s text:c="7"/>7 <text:s text:c="2"/>1.545 <text:s text:c="2"/>0.701 <text:s text:c="3"/>0.794 <text:s text:c="10"/>0.5</text:p>
      <text:p text:style-name="P1">FOAD_cheia <text:s text:c="54"/>FOAD_cheia <text:s text:c="6"/>18 <text:s text:c="2"/>2.014 <text:s text:c="2"/>0.730 <text:s text:c="3"/>0.697 <text:s text:c="10"/>0.5</text:p>
      <text:p text:style-name="P1">B._sonhos_cheia <text:s text:c="44"/>B._sonhos_cheia <text:s text:c="6"/>31 <text:s text:c="2"/>1.969 <text:s text:c="2"/>0.717 <text:s text:c="3"/>0.573 <text:s text:c="10"/>0.5</text:p>
      <text:p text:style-name="P1">Sia_Mariana___Corixo_do_leme_cheia <text:s text:c="6"/>Sia_Mariana___Corixo_do_leme_cheia <text:s text:c="7"/>6 <text:s text:c="2"/>1.416 <text:s text:c="2"/>0.684 <text:s text:c="3"/>0.790 <text:s text:c="10"/>0.5</text:p>
      <text:p text:style-name="P1">Corixo_Leme_cheia <text:s text:c="40"/>Corixo_Leme_cheia <text:s text:c="6"/>16 <text:s text:c="2"/>1.997 <text:s text:c="2"/>0.730 <text:s text:c="3"/>0.720 <text:s text:c="10"/>0.5</text:p>
      <text:p text:style-name="P1">Rio_III_cheia <text:s text:c="48"/>Rio_III_cheia <text:s text:c="6"/>20 <text:s text:c="2"/>1.437 <text:s text:c="2"/>0.633 <text:s text:c="3"/>0.480 <text:s text:c="10"/>0.5</text:p>
      <text:p text:style-name="P1">Rio_II_cheia <text:s text:c="50"/>Rio_II_cheia <text:s text:c="6"/>30 <text:s text:c="2"/>2.163 <text:s text:c="2"/>0.729 <text:s text:c="3"/>0.636 <text:s text:c="10"/>0.5</text:p>
      <text:p text:style-name="P1">Rio_I_cheia <text:s text:c="52"/>Rio_I_cheia <text:s text:c="6"/>28 <text:s text:c="2"/>2.177 <text:s text:c="2"/>0.730 <text:s text:c="3"/>0.653 <text:s text:c="10"/>0.5</text:p>
      <text:p text:style-name="P1">Mane_Isaque_cheia <text:s text:c="40"/>Mane_Isaque_cheia <text:s text:c="6"/>31 <text:s text:c="2"/>2.259 <text:s text:c="2"/>0.736 <text:s text:c="3"/>0.658 <text:s text:c="10"/>0.5</text:p>
      <text:p text:style-name="P1">Sia_Mariana__Mutum_cheia <text:s text:c="26"/>Sia_Mariana__Mutum_cheia <text:s text:c="6"/>14 <text:s text:c="2"/>1.746 <text:s text:c="2"/>0.708 <text:s text:c="3"/>0.662 <text:s text:c="10"/>0.5</text:p>
      <text:p text:style-name="P1">Rio_Mutum_cheia <text:s text:c="44"/>Rio_Mutum_cheia <text:s text:c="6"/>53 <text:s text:c="2"/>2.524 <text:s text:c="2"/>0.742 <text:s text:c="3"/>0.636 <text:s text:c="10"/>0.5</text:p>
      <text:p text:style-name="P1">Corixo_do_Mato_cheia <text:s text:c="34"/>Corixo_do_Mato_cheia <text:s text:c="7"/>2 <text:s text:c="2"/>0.693 <text:s text:c="2"/>0.500 <text:s text:c="3"/>1.000 <text:s text:c="10"/>0.5</text:p>
      <text:p text:style-name="P1">Chacorore_cheia <text:s text:c="44"/>Chacorore_cheia <text:s text:c="6"/>13 <text:s text:c="2"/>1.770 <text:s text:c="2"/>0.712 <text:s text:c="3"/>0.690 <text:s text:c="10"/>0.5</text:p>
      <text:p text:style-name="P1">Total_4º_coleta._Cheia <text:s text:c="30"/>Total_4º_coleta._Cheia <text:s text:c="6"/>97 <text:s text:c="2"/>2.585 <text:s text:c="2"/>0.740 <text:s text:c="3"/>0.565 <text:s text:c="10"/>0.5</text:p>
      <text:p text:style-name="P1">Total <text:s text:c="64"/>Total <text:s text:c="5"/>217 <text:s text:c="2"/>2.814 <text:s text:c="2"/>0.744 <text:s text:c="3"/>0.523 <text:s text:c="10"/>0.5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7:50:20.443998678</meta:creation-date>
    <dc:date>2026-02-17T09:08:44.495800847</dc:date>
    <meta:editing-duration>PT8M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61" meta:word-count="423" meta:character-count="7283" meta:non-whitespace-character-count="3513"/>
  </office:meta>
</office:document-meta>
</file>